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quote-cjk-patch" svg:font-family="quote-cjk-patch, Inter, system-ui, apple-system, BlinkMacSystemFont, 'Segoe UI', Roboto, Oxygen, Ubuntu, Cantarell, 'Open Sans', 'Helvetica Neue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Light Condensed" svg:font-family="'Bahnschrift Light Condensed'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text-properties style:font-name="Arial"/>
    </style:style>
    <style:style style:name="P2" style:family="paragraph" style:parent-style-name="Standard" style:list-style-name="">
      <style:text-properties style:font-name="Arial" fo:font-size="8pt" style:font-size-asian="8pt" style:font-size-complex="8pt"/>
    </style:style>
    <style:style style:name="P3" style:family="paragraph" style:parent-style-name="Standard" style:list-style-name="L1">
      <style:text-properties style:font-name="Arial" fo:font-size="8pt" style:font-size-asian="8pt" style:font-size-complex="8pt"/>
    </style:style>
    <style:style style:name="P4" style:family="paragraph" style:parent-style-name="Standard" style:list-style-name="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 style:list-style-name="">
      <style:paragraph-properties fo:text-align="end" style:justify-single-word="false"/>
      <style:text-properties style:font-name="Bahnschrift Light SemiCondensed"/>
    </style:style>
    <style:style style:name="P6" style:family="paragraph" style:parent-style-name="Standard" style:list-style-name="">
      <style:paragraph-properties fo:text-align="end" style:justify-single-word="false"/>
      <style:text-properties style:font-name="Bahnschrift Light SemiCondensed"/>
    </style:style>
    <style:style style:name="P7" style:family="paragraph" style:parent-style-name="Preformatted_20_Text">
      <style:paragraph-properties fo:text-align="justify" style:justify-single-word="false"/>
      <style:text-properties style:font-name="Bahnschrift Light SemiCondensed"/>
    </style:style>
    <style:style style:name="P8" style:family="paragraph" style:parent-style-name="Preformatted_20_Text">
      <style:paragraph-properties fo:text-align="justify" style:justify-single-word="false"/>
      <style:text-properties fo:color="#006600" style:font-name="Bahnschrift Light SemiCondensed"/>
    </style:style>
    <style:style style:name="P9" style:family="paragraph" style:parent-style-name="Preformatted_20_Text">
      <style:paragraph-properties fo:text-align="justify" style:justify-single-word="false"/>
      <style:text-properties fo:color="#336633" style:font-name="Bahnschrift Light SemiCondensed"/>
    </style:style>
    <style:style style:name="P10" style:family="paragraph" style:parent-style-name="Text_20_body">
      <style:paragraph-properties fo:text-align="justify" style:justify-single-word="false"/>
      <style:text-properties style:font-name="Arial"/>
    </style:style>
    <style:style style:name="P11" style:family="paragraph" style:parent-style-name="Text_20_body">
      <style:text-properties style:font-name="Arial" fo:font-size="8pt" style:font-size-asian="8pt" style:font-size-complex="8pt"/>
    </style:style>
    <style:style style:name="P12" style:family="paragraph" style:parent-style-name="Text_20_body">
      <style:paragraph-properties fo:text-align="justify" style:justify-single-word="false"/>
      <style:text-properties style:font-name="Arial" fo:font-size="8pt" style:font-size-asian="8pt" style:font-size-complex="8pt"/>
    </style:style>
    <style:style style:name="P13" style:family="paragraph" style:parent-style-name="Text_20_body">
      <style:paragraph-properties fo:text-align="end" style:justify-single-word="false"/>
      <style:text-properties style:font-name="Arial"/>
    </style:style>
    <style:style style:name="P14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5" style:family="paragraph" style:list-style-name="L2">
      <style:text-properties style:font-name="Arial"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7e0021"/>
    </style:style>
    <style:style style:name="T4" style:family="text">
      <style:text-properties style:font-name="Bahnschrift Light SemiCondensed"/>
    </style:style>
    <style:style style:name="T5" style:family="text">
      <style:text-properties fo:color="#006600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Osnovni gradniki in njihova poimenovanja <text:tab/><text:tab/><text:tab/><text:tab/>AstraMentalica <text:s/>16.9.2025</text:h>
      <text:p text:style-name="P14">To je popoln seznam vseh gradnikov! Z DOSLEDNIMI poimenovanji, ki jih boš uporabljal v celotnem sistemu, bo to zagotovilo popolno kompatibilnost stilov med moduli. Damir</text:p>
      <text:p text:style-name="P13"><text:span text:style-name="T4">1. Strukturni gradniki</text:span></text:p>
      <text:p text:style-name="P8">/* Glavni okvirji */</text:p>
      <text:p text:style-name="P7"><text:tab/>.ovojnik <text:s text:c="11"/><text:tab/> <text:s/><text:tab/>/* Glavni ovojnik vsebine */</text:p>
      <text:p text:style-name="P7"><text:tab/>.vsebina <text:s text:c="12"/><text:tab/> <text:tab/>/* Glavna vsebina */</text:p>
      <text:p text:style-name="P7"><text:tab/>.vsebina-ovojnik <text:s text:c="5"/><text:tab/>/* Ovojnik za vsebino z maksimalno širino */</text:p>
      <text:p text:style-name="P8">/* Glava in noga */</text:p>
      <text:p text:style-name="P7"><text:tab/>.glava <text:s text:c="15"/><text:tab/><text:tab/>/* Glava strani */</text:p>
      <text:p text:style-name="P7"><text:tab/>.glava-vsebina <text:s text:c="6"/><text:tab/>/* Vsebina v glavi */</text:p>
      <text:p text:style-name="P7"><text:tab/>.noga <text:s text:c="16"/><text:tab/><text:tab/>/* Noga strani */</text:p>
      <text:p text:style-name="P7"><text:tab/>.noga-vsebina <text:s text:c="8"/><text:tab/>/* Vsebina v nogi */</text:p>
      <text:p text:style-name="P8">/* Moduli in razdelki */</text:p>
      <text:p text:style-name="P7"><text:tab/>.modul <text:s text:c="15"/><text:tab/><text:tab/>/* Osnovni razred za modul */</text:p>
      <text:p text:style-name="P7"><text:tab/>.modul-ovojnik <text:s text:c="7"/><text:tab/>/* Ovojnik modula */</text:p>
      <text:p text:style-name="P7"><text:tab/>.modul-vsebina <text:s text:c="7"/><text:tab/>/* Vsebina modula */</text:p>
      <text:p text:style-name="P7"><text:tab/>.razdelek <text:s text:c="11"/><text:tab/><text:tab/>/* Generični razdelek vsebine */</text:p>
      <text:h text:style-name="P5" text:outline-level="3">2. Navigacija in meniji</text:h>
      <text:p text:style-name="P8">/* Glavni meni */</text:p>
      <text:p text:style-name="P7"><text:tab/>.meni <text:s text:c="16"/><text:tab/><text:tab/>/* Glavni meni */</text:p>
      <text:p text:style-name="P7"><text:tab/>.meni-vrstica <text:s text:c="8"/><text:tab/>/* Vrstica v meniju */</text:p>
      <text:p text:style-name="P7"><text:tab/>.meni-gumb <text:s text:c="11"/><text:tab/>/* Gumb v meniju */</text:p>
      <text:p text:style-name="P7"><text:tab/>.meni-gumb-aktivni <text:s text:c="3"/><text:tab/>/* Aktivni gumb v meniju */</text:p>
      <text:p text:style-name="P8">/* Stranski meni */</text:p>
      <text:p text:style-name="P7"><text:tab/>.stranski-meni <text:s text:c="7"/><text:tab/>/* Stranski meni */</text:p>
      <text:p text:style-name="P7"><text:tab/>.stranski-meni-gumb <text:s text:c="2"/><text:tab/>/* Gumb v stranskem meniju */</text:p>
      <text:p text:style-name="P8">/* Podmeniji */</text:p>
      <text:p text:style-name="P7"><text:tab/>.podmeni <text:s text:c="13"/><text:tab/><text:tab/>/* Podmeni */</text:p>
      <text:p text:style-name="P7"><text:tab/>.podmeni-gumb <text:s text:c="8"/><text:tab/>/* Gumb v podmeniju */</text:p>
      <text:p text:style-name="P8">/* Breadcrumbs */</text:p>
      <text:p text:style-name="P7"><text:tab/>.navigacija-drobtine <text:s/><text:tab/>/* Navigacija z drobtinami */</text:p>
      <text:p text:style-name="P7"><text:tab/>.drobtina <text:s text:c="12"/><text:tab/><text:tab/>/* Posamezna drobtina */</text:p>
      <text:h text:style-name="P5" text:outline-level="3">3. Kartice in okvirji</text:h>
      <text:p text:style-name="P8">/* Osnovna kartica */</text:p>
      <text:p text:style-name="P7"><text:tab/>.kartica <text:s text:c="13"/><text:tab/><text:tab/>/* Osnovna kartica */</text:p>
      <text:p text:style-name="P7"><text:tab/>.kartica-glava <text:s text:c="7"/><text:tab/>/* Glava kartice */</text:p>
      <text:p text:style-name="P7"><text:tab/>.kartica-vsebina <text:s text:c="5"/><text:tab/>/* Vsebina kartice */</text:p>
      <text:p text:style-name="P7"><text:tab/>.kartica-noga <text:s text:c="8"/><text:tab/>/* Noga kartice */</text:p>
      <text:p text:style-name="P8">/* Posebne kartice */</text:p>
      <text:p text:style-name="P7"><text:tab/>.kartica-opozorilo <text:s text:c="3"/><text:tab/>/* Kartica za opozorila */</text:p>
      <text:p text:style-name="P7"><text:tab/>.kartica-uspesno <text:s text:c="5"/><text:tab/>/* Kartica za uspešna sporočila */</text:p>
      <text:p text:style-name="P7"><text:tab/>.kartica-napaka <text:s text:c="6"/><text:tab/>/* Kartica za napake */</text:p>
      <text:p text:style-name="P8">/* Okvirji za vsebino */</text:p>
      <text:p text:style-name="P7"><text:tab/>.okvir <text:s text:c="15"/><text:tab/><text:tab/>/* Splošni okvir */</text:p>
      <text:p text:style-name="P7"><text:tab/>.okvir-ozek <text:s text:c="10"/><text:tab/><text:tab/>/* Ozek okvir */</text:p>
      <text:p text:style-name="P7"><text:tab/>.okvir-sirok <text:s text:c="9"/><text:tab/><text:tab/>/* Širok okvir */</text:p>
      <text:h text:style-name="P5" text:outline-level="3">4. Gumbi in interakcije</text:h>
      <text:p text:style-name="P8">/* Osnovni gumbi */</text:p>
      <text:p text:style-name="P7"><text:tab/>.gumb <text:s text:c="16"/><text:tab/><text:tab/>/* Osnovni gumb */</text:p>
      <text:p text:style-name="P7"><text:tab/>.gumb-primarni <text:s text:c="7"/><text:tab/>/* Primarni gumb */</text:p>
      <text:p text:style-name="P7"><text:tab/>.gumb-sekundarni <text:s text:c="5"/><text:tab/>/* Sekundarni gumb */</text:p>
      <text:p text:style-name="P7"><text:tab/>.gumb-povezava<text:tab/> <text:s text:c="7"/><text:tab/>/* Gumb, ki izgleda kot povezava */</text:p>
      <text:p text:style-name="P8">/* Velikosti gumbov */</text:p>
      <text:p text:style-name="P7"><text:tab/>.gumb-majhen <text:s text:c="9"/><text:tab/>/* Majhen gumb */</text:p>
      <text:p text:style-name="P7"><text:tab/>.gumb-srednji <text:s text:c="8"/><text:tab/>/* Srednji gumb */</text:p>
      <text:p text:style-name="P7"><text:tab/>.gumb-velik <text:s text:c="10"/><text:tab/>/* Velik gumb */</text:p>
      <text:p text:style-name="P8">/* Stanja gumbov */</text:p>
      <text:p text:style-name="P7"><text:soft-page-break/><text:tab/>.gumb-onemogocen <text:s text:c="5"/><text:tab/>/* Onemogočen gumb */</text:p>
      <text:p text:style-name="P7"><text:tab/>.gumb-nalaganje <text:s text:c="6"/><text:tab/>/* Gumb v stanju nalaganja */</text:p>
      <text:p text:style-name="P8">/* Skupine gumbov */</text:p>
      <text:p text:style-name="P7"><text:tab/>.grupa-gumbov <text:s text:c="8"/><text:tab/>/* Skupina gumbov */</text:p>
      <text:h text:style-name="P5" text:outline-level="3">5. Obrazci in vnosi</text:h>
      <text:p text:style-name="P9">/* Obrazci */</text:p>
      <text:p text:style-name="P7"><text:tab/>.obrazec <text:s text:c="13"/><text:tab/><text:tab/>/* Obrazec */</text:p>
      <text:p text:style-name="P7"><text:tab/>.obrazec-grupa <text:s text:c="7"/><text:tab/>/* Grupa polj v obrazcu */</text:p>
      <text:p text:style-name="P8">/* Vnosna polja */</text:p>
      <text:p text:style-name="P7"><text:tab/>.vnos-polje <text:s text:c="10"/><text:tab/><text:tab/>/* Vnosno polje */</text:p>
      <text:p text:style-name="P7"><text:tab/>.vnos-oznaka <text:s text:c="9"/><text:tab/>/* Oznaka za vnosno polje */</text:p>
      <text:p text:style-name="P7"><text:tab/>.vnos-pomoc <text:s text:c="10"/><text:tab/>/* Pomožno besedilo za vnos */</text:p>
      <text:p text:style-name="P8">/* Tipke in izbire */</text:p>
      <text:p text:style-name="P7"><text:tab/>.stikalo <text:s text:c="13"/><text:tab/><text:tab/>/* Stikalo (toggle) */</text:p>
      <text:p text:style-name="P7"><text:tab/>.izbirnik <text:s text:c="12"/><text:tab/><text:tab/>/* Izbirnik (radio/checkboxes) */</text:p>
      <text:p text:style-name="P7"><text:tab/>.drsnik <text:s text:c="14"/><text:tab/><text:tab/>/* Drsnik */</text:p>
      <text:p text:style-name="P7"><text:span text:style-name="T5">/* Validacija */</text:span></text:p>
      <text:p text:style-name="P7"><text:tab/>.vnos-napaka <text:s text:c="9"/><text:tab/>/* Napaka v vnosu */</text:p>
      <text:p text:style-name="P7"><text:tab/>.vnos-uspesno <text:s text:c="8"/><text:tab/>/* Uspešen vnos */</text:p>
      <text:h text:style-name="P5" text:outline-level="3">6. Tabele in podatki</text:h>
      <text:p text:style-name="P8">/* Tabele */</text:p>
      <text:p text:style-name="P7"><text:tab/>.tabela <text:s text:c="14"/><text:tab/><text:tab/>/* Osnovna tabela */</text:p>
      <text:p text:style-name="P7"><text:tab/>.tabela-glava <text:s text:c="8"/><text:tab/>/* Glava tabele */</text:p>
      <text:p text:style-name="P7"><text:tab/>.tabela-vrstica <text:s text:c="5"/><text:tab/>/* Vrstica tabele */</text:p>
      <text:p text:style-name="P7"><text:tab/>.tabela-celica <text:s text:c="7"/><text:tab/>/* Celica tabele */<text:tab/></text:p>
      <text:p text:style-name="P8">/* Stanja v tabelah */</text:p>
      <text:p text:style-name="P7"><text:tab/>.vrstica-izbrana <text:s text:c="5"/><text:tab/>/* Izbrana vrstica */</text:p>
      <text:p text:style-name="P7"><text:tab/>.vrstica-neprebrana <text:s text:c="2"/><text:tab/>/* Neprebrana vrstica */</text:p>
      <text:p text:style-name="P8">/* Paginacija */</text:p>
      <text:p text:style-name="P7"><text:tab/>.paginacija <text:s text:c="9"/><text:tab/> <text:tab/>/* Paginacija */</text:p>
      <text:p text:style-name="P7"><text:tab/>.paginacija-gumb <text:s text:c="5"/><text:tab/>/* Gumb paginacije */</text:p>
      <text:h text:style-name="P5" text:outline-level="3">7. Obvestila in statusi</text:h>
      <text:p text:style-name="P8">/* Obvestila */</text:p>
      <text:p text:style-name="P7"><text:tab/>.obvestilo <text:s text:c="11"/><text:tab/><text:tab/>/* Splošno obvestilo */</text:p>
      <text:p text:style-name="P7"><text:tab/>.obvestilo-uspesno <text:s text:c="2"/><text:tab/>/* Obvestilo o uspehu */</text:p>
      <text:p text:style-name="P7"><text:tab/>.obvestilo-napaka <text:s text:c="4"/><text:tab/>/* Obvestilo o napaki */</text:p>
      <text:p text:style-name="P7"><text:tab/>.obvestilo-opozorilo <text:s/><text:tab/>/* Opozorilno obvestilo */</text:p>
      <text:p text:style-name="P7"><text:tab/>.obvestilo-info <text:s text:c="6"/><text:tab/>/* Informativno obvestilo */</text:p>
      <text:p text:style-name="P8">/* Nalaganje in statusi */</text:p>
      <text:p text:style-name="P7"><text:tab/>.nalagalnik <text:s text:c="10"/><text:tab/><text:tab/>/* Indikator nalaganja */</text:p>
      <text:p text:style-name="P7"><text:tab/>.status <text:s text:c="14"/><text:tab/><text:tab/>/* Statusna indikacija */</text:p>
      <text:p text:style-name="P7"><text:tab/>.napredek <text:s text:c="12"/><text:tab/><text:tab/>/* Progress bar */</text:p>
      <text:h text:style-name="P5" text:outline-level="3">8. Razporeditve in postavitve</text:h>
      <text:p text:style-name="P8">/* Mrežni sistem */</text:p>
      <text:p text:style-name="P7">.mreza <text:s text:c="15"/><text:tab/><text:tab/><text:tab/>/* Mrežni kontejner */</text:p>
      <text:p text:style-name="P7">.mreza-stolpec <text:s text:c="7"/><text:tab/><text:tab/>/* Stolpec v mreži */</text:p>
      <text:p text:style-name="P7">.mreza-vrstica <text:s text:c="7"/><text:tab/><text:tab/>/* Vrstica v mreži */</text:p>
      <text:p text:style-name="P8">/* Flexbox razporeditve */</text:p>
      <text:p text:style-name="P7">.vrstica <text:s text:c="13"/><text:tab/><text:tab/><text:tab/>/* Flexbox vrstica */</text:p>
      <text:p text:style-name="P7">.stolpec <text:s text:c="13"/><text:tab/><text:tab/><text:tab/>/* Flexbox stolpec */</text:p>
      <text:p text:style-name="P8">/* Dvojni in večkratni pogledi */</text:p>
      <text:p text:style-name="P7">.dvojni-pogled <text:s text:c="7"/><text:tab/><text:tab/>/* Razdeljen pogled */</text:p>
      <text:p text:style-name="P7">.levi-del <text:s text:c="12"/><text:tab/><text:tab/><text:tab/>/* Levi del pogleda */</text:p>
      <text:p text:style-name="P7">.desni-del <text:s text:c="11"/><text:tab/><text:tab/><text:tab/>/* Desni del pogleda */</text:p>
      <text:p text:style-name="P7">.cevilni-pogled <text:s text:c="5"/><text:tab/> <text:tab/>/* Pogled s tremi deli */</text:p>
      <text:p text:style-name="P8">/* Pozicioniranje */</text:p>
      <text:p text:style-name="P7">.priljubljeno <text:s text:c="8"/><text:tab/><text:tab/><text:tab/>/* Priljubljen element */</text:p>
      <text:p text:style-name="P7">.prednji-plan <text:s text:c="8"/><text:tab/><text:tab/>/* Element v prednjem planu */</text:p>
      <text:p text:style-name="P7">.ozadje <text:s text:c="14"/><text:tab/><text:tab/><text:tab/>/* Element v ozadju */</text:p>
      <text:h text:style-name="P5" text:outline-level="3"><text:soft-page-break/>9. Tipografija in besedilo</text:h>
      <text:p text:style-name="P8">/* Naslovi */</text:p>
      <text:p text:style-name="P7">.naslov <text:s text:c="14"/><text:tab/><text:tab/><text:tab/>/* Splošni naslov */</text:p>
      <text:p text:style-name="P7">.naslov-glaven <text:s text:c="7"/><text:tab/><text:tab/>/* Glavni naslov */</text:p>
      <text:p text:style-name="P7">.naslov-podnaslov <text:s text:c="4"/><text:tab/><text:tab/>/* Podnaslov */</text:p>
      <text:p text:style-name="P8">/* Besedilo */</text:p>
      <text:p text:style-name="P7">.besedilo <text:s text:c="12"/><text:tab/><text:tab/><text:tab/>/* Osnovno besedilo */</text:p>
      <text:p text:style-name="P7">.besedilo-poudarjeno <text:s/><text:tab/><text:tab/>/* Poudarjeno besedilo */</text:p>
      <text:p text:style-name="P7">.besedilo-manjse <text:s text:c="5"/><text:tab/><text:tab/>/* Manjše besedilo */</text:p>
      <text:p text:style-name="P8">/* Seznami */</text:p>
      <text:p text:style-name="P7">.seznam <text:s text:c="14"/><text:tab/><text:tab/><text:tab/>/* Osnovni seznam */</text:p>
      <text:p text:style-name="P7">.seznam-urejen <text:s text:c="7"/><text:tab/><text:tab/>/* Urejen seznam */</text:p>
      <text:p text:style-name="P7">.seznam-neurejen <text:s text:c="5"/><text:tab/><text:tab/>/* Neurejen seznam */</text:p>
      <text:p text:style-name="P7">.seznam-element <text:s text:c="6"/><text:tab/><text:tab/>/* Element seznama */</text:p>
      <text:h text:style-name="P5" text:outline-level="3">10. Ikone in vizualni elementi</text:h>
      <text:p text:style-name="P8">/* Ikone */</text:p>
      <text:p text:style-name="P7">.ikona <text:s text:c="15"/><text:tab/><text:tab/><text:tab/>/* Osnovna ikona */</text:p>
      <text:p text:style-name="P7">.ikona-majhna <text:s text:c="8"/><text:tab/><text:tab/>/* Majhna ikona */</text:p>
      <text:p text:style-name="P7">.ikona-srednja <text:s text:c="7"/><text:tab/><text:tab/>/* Srednja ikona */</text:p>
      <text:p text:style-name="P7">.ikona-velika <text:s text:c="8"/><text:tab/><text:tab/>/* Velika ikona */</text:p>
      <text:p text:style-name="P8">/* Avatarji in slike */</text:p>
      <text:p text:style-name="P7">.avatar <text:s text:c="14"/><text:tab/><text:tab/><text:tab/>/* Avatar uporabnika */</text:p>
      <text:p text:style-name="P7">.slika <text:s text:c="15"/><text:tab/><text:tab/><text:tab/>/* Splošna slika */</text:p>
      <text:p text:style-name="P7">.slika-okrogla <text:s text:c="7"/><text:tab/><text:tab/>/* Okrogla slika */</text:p>
      <text:p text:style-name="P8">/* Razdeljevalniki */</text:p>
      <text:p text:style-name="P7">.razdeljevalnik <text:s text:c="6"/><text:tab/><text:tab/>/* Črta za razdeljevanje */</text:p>
      <text:p text:style-name="P7">.razdeljevalnik-vertikalni <text:s/><text:tab/><text:tab/>/* Navpični razdeljevalnik */</text:p>
      <text:h text:style-name="P5" text:outline-level="2">Primer uporabe v CSS</text:h>
      <text:p text:style-name="P9">/* Globalni slogi - /globalno/style.css */</text:p>
      <text:p text:style-name="P7"><text:span text:style-name="T3">:root</text:span> {</text:p>
      <text:p text:style-name="P7"><text:s text:c="2"/>--primarna: #3498db;</text:p>
      <text:p text:style-name="P7"><text:s text:c="2"/>--sekundarna: #2c3e50;</text:p>
      <text:p text:style-name="P7"><text:s text:c="2"/>--uspesno: #27ae60;</text:p>
      <text:p text:style-name="P7"><text:s text:c="2"/>--napaka: #e74c3c;</text:p>
      <text:p text:style-name="P7"><text:s text:c="2"/>--opozorilo: #f39c12;</text:p>
      <text:p text:style-name="P7"><text:s text:c="2"/>--ozadje: #f9f9f9;</text:p>
      <text:p text:style-name="P7"><text:s text:c="2"/>--besedilo: #333333;</text:p>
      <text:p text:style-name="P7"><text:s text:c="2"/>--bela: #ffffff;</text:p>
      <text:p text:style-name="P7"><text:s text:c="2"/>--senca: 0 2px 10px rgba(0,0,0,0.1);</text:p>
      <text:p text:style-name="P7"><text:s text:c="2"/>--rob: 8px;</text:p>
      <text:p text:style-name="P7"><text:s text:c="2"/>--prehod: all 0.3s ease;}</text:p>
      <text:p text:style-name="P7"><text:span text:style-name="T3">.kartica</text:span> {</text:p>
      <text:p text:style-name="P7"><text:s text:c="2"/>background: var(--bela);</text:p>
      <text:p text:style-name="P7"><text:s text:c="2"/>border-radius: var(--rob);</text:p>
      <text:p text:style-name="P7"><text:s text:c="2"/>box-shadow: var(--senca);</text:p>
      <text:p text:style-name="P7"><text:s text:c="2"/>padding: 1.5rem;</text:p>
      <text:p text:style-name="P7"><text:s text:c="2"/>margin-bottom: 1.5rem;</text:p>
      <text:p text:style-name="P7"><text:s text:c="2"/>transition: var(--prehod);}</text:p>
      <text:p text:style-name="P7"><text:span text:style-name="T3">.kartica-glava</text:span> {</text:p>
      <text:p text:style-name="P7"><text:s text:c="2"/>border-bottom: 1px solid #eee;</text:p>
      <text:p text:style-name="P7"><text:s text:c="2"/>padding-bottom: 1rem;</text:p>
      <text:p text:style-name="P7"><text:s text:c="2"/>margin-bottom: 1rem;}</text:p>
      <text:p text:style-name="P7"><text:span text:style-name="T3">.gumb </text:span>{</text:p>
      <text:p text:style-name="P7"><text:s text:c="2"/>display: inline-block;</text:p>
      <text:p text:style-name="P7"><text:s text:c="2"/>padding: 0.5rem 1rem;</text:p>
      <text:p text:style-name="P7"><text:s text:c="2"/>border: none;</text:p>
      <text:p text:style-name="P7"><text:s text:c="2"/>border-radius: var(--rob);</text:p>
      <text:p text:style-name="P7"><text:s text:c="2"/>background: var(--primarna);</text:p>
      <text:p text:style-name="P7"><text:s text:c="2"/>color: var(--bela);</text:p>
      <text:p text:style-name="P7"><text:s text:c="2"/>cursor: pointer;</text:p>
      <text:p text:style-name="P7"><text:soft-page-break/><text:s text:c="2"/>transition: var(--prehod);}</text:p>
      <text:p text:style-name="P7"/>
      <text:p text:style-name="P7"><text:span text:style-name="T3">.gumb:hover</text:span> {</text:p>
      <text:p text:style-name="P7"><text:s text:c="2"/>background: var(--sekundarna);}</text:p>
      <text:p text:style-name="P7"/>
      <text:p text:style-name="P7"><text:span text:style-name="T3">.gumb-sekundarni</text:span> {</text:p>
      <text:p text:style-name="P7"><text:s text:c="2"/>background: var(--sekundarna);}</text:p>
      <text:p text:style-name="P7"/>
      <text:p text:style-name="P7"><text:span text:style-name="T3">.gumb-sekundarni:hover </text:span>{</text:p>
      <text:p text:style-name="P7"><text:s text:c="2"/>background: var(--primarna);}</text:p>
      <text:p text:style-name="P7"/>
      <text:p text:style-name="P7"><text:span text:style-name="T3">.obvestilo </text:span>{</text:p>
      <text:p text:style-name="P7"><text:s text:c="2"/>padding: 1rem;</text:p>
      <text:p text:style-name="P7"><text:s text:c="2"/>border-radius: var(--rob);</text:p>
      <text:p text:style-name="P7"><text:s text:c="2"/>margin-bottom: 1rem;}</text:p>
      <text:p text:style-name="P7"/>
      <text:p text:style-name="P7"><text:span text:style-name="T3">.obvestilo-uspesno</text:span> {</text:p>
      <text:p text:style-name="P7"><text:s text:c="2"/>background: var(--uspesno);</text:p>
      <text:p text:style-name="P7"><text:s text:c="2"/>color: var(--bela);}</text:p>
      <text:p text:style-name="P7"/>
      <text:p text:style-name="P7"><text:span text:style-name="T3">.obvestilo-napaka </text:span>{</text:p>
      <text:p text:style-name="P7"><text:s text:c="2"/>background: var(--napaka);</text:p>
      <text:p text:style-name="P7"><text:s text:c="2"/>color: var(--bela);}</text:p>
      <text:p text:style-name="P7"/>
      <text:h text:style-name="P1" text:outline-level="2">Primer uporabe v modulu</text:h>
      <text:p text:style-name="P10">html</text:p>
      <text:p text:style-name="P7">&lt;!-- V modulu finance --&gt;</text:p>
      <text:p text:style-name="P7">&lt;div class="modul-ovojnik modul-finance"&gt;</text:p>
      <text:p text:style-name="P7"><text:s text:c="2"/>&lt;div class="kartica"&gt;</text:p>
      <text:p text:style-name="P7"><text:s text:c="4"/>&lt;div class="kartica-glava"&gt;</text:p>
      <text:p text:style-name="P7"><text:s text:c="6"/>&lt;h2 class="naslov"&gt;Finančni pregled&lt;/h2&gt;</text:p>
      <text:p text:style-name="P7"><text:s text:c="4"/>&lt;/div&gt;</text:p>
      <text:p text:style-name="P7"><text:s text:c="4"/>&lt;div class="kartica-vsebina"&gt;</text:p>
      <text:p text:style-name="P7"><text:s text:c="6"/>&lt;div class="mreza"&gt;</text:p>
      <text:p text:style-name="P7"><text:s text:c="8"/>&lt;div class="mreza-stolpec"&gt;</text:p>
      <text:p text:style-name="P7"><text:s text:c="10"/>&lt;div class="kartica"&gt;</text:p>
      <text:p text:style-name="P7"><text:s text:c="12"/>&lt;h3 class="naslov-podnaslov"&gt;Prihodki&lt;/h3&gt;</text:p>
      <text:p text:style-name="P7"><text:s text:c="12"/>&lt;p class="besedilo-poudarjeno"&gt;1.250,00 €&lt;/p&gt;</text:p>
      <text:p text:style-name="P7"><text:s text:c="10"/>&lt;/div&gt;</text:p>
      <text:p text:style-name="P7"><text:s text:c="8"/>&lt;/div&gt;</text:p>
      <text:p text:style-name="P7"><text:s text:c="8"/>&lt;div class="mreza-stolpec"&gt;</text:p>
      <text:p text:style-name="P7"><text:s text:c="10"/>&lt;div class="kartica"&gt;</text:p>
      <text:p text:style-name="P7"><text:s text:c="12"/>&lt;h3 class="naslov-podnaslov"&gt;Odhodki&lt;/h3&gt;</text:p>
      <text:p text:style-name="P7"><text:s text:c="12"/>&lt;p class="besedilo-poudarjeno"&gt;750,00 €&lt;/p&gt;</text:p>
      <text:p text:style-name="P7"><text:s text:c="10"/>&lt;/div&gt;</text:p>
      <text:p text:style-name="P7"><text:s text:c="8"/>&lt;/div&gt;</text:p>
      <text:p text:style-name="P7"><text:s text:c="6"/>&lt;/div&gt;</text:p>
      <text:p text:style-name="P7"><text:s text:c="6"/></text:p>
      <text:p text:style-name="P7"><text:s text:c="6"/>&lt;div class="vrstica"&gt;</text:p>
      <text:p text:style-name="P7"><text:s text:c="8"/>&lt;button class="gumb gumb-primarni"&gt;Dodaj transakcijo&lt;/button&gt;</text:p>
      <text:p text:style-name="P7"><text:s text:c="8"/>&lt;button class="gumb gumb-sekundarni"&gt;Izvozi podatke&lt;/button&gt;</text:p>
      <text:p text:style-name="P7"><text:s text:c="6"/>&lt;/div&gt;</text:p>
      <text:p text:style-name="P7"><text:s text:c="4"/>&lt;/div&gt;</text:p>
      <text:p text:style-name="P7"><text:s text:c="2"/>&lt;/div&gt;</text:p>
      <text:p text:style-name="P7">&lt;/div&gt;</text:p>
      <text:h text:style-name="P2" text:outline-level="2">Navodila za uporabo</text:h>
      <text:list xml:id="list809637660737962526" text:style-name="L1">
        <text:list-item>
          <text:p text:style-name="P3">Uporabljaj dosledno poimenovanje - Vedno uporabljaj te razrede, ne izmišljuj novih</text:p>
        </text:list-item>
        <text:list-item>
          <text:p text:style-name="P3">Spremenljivke CSS - Uporabljaj CSS spremenljivke za barve, razmake, sence</text:p>
        </text:list-item>
        <text:list-item>
          <text:p text:style-name="P3">Komponentni pristop - Gradi večje komponente iz osnovnih gradnikov</text:p>
        </text:list-item>
        <text:list-item>
          <text:p text:style-name="P3">BEM metodologija - Za kompleksnejše komponente uporabi BEM (Block-Element-Modifier)</text:p>
        </text:list-item>
      </text:list>
      <text:p text:style-name="P12">S tem sistemom boš zagotovil, da bodo vsi moduli izgledali dosledno in profesionalno, hkrati pa bo ohranjena možnost prilagajanja in <text:soft-page-break/>razširljivosti.</text:p>
      <text:p text:style-name="P11"/>
      <text:p text:style-name="P11">Block: Samostojna komponenta (npr. .menu, .card, .form)</text:p>
      <text:list xml:id="list17695238111624612" text:style-name="L2">
        <text:list-item>
          <text:p>Element: Del bloka, ki nima samostojnega pomena (npr. .menu__item, .card__title)</text:p>
        </text:list-item>
        <text:list-item>
          <text:p>Modifier: Sposobnost za spreminjanje izgleda bloka ali elementa (npr. .menu--vertical, .card--large)</text:p>
        </text:list-item>
      </text:list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quote-cjk-patch" svg:font-family="quote-cjk-patch, Inter, system-ui, apple-system, BlinkMacSystemFont, 'Segoe UI', Roboto, Oxygen, Ubuntu, Cantarell, 'Open Sans', 'Helvetica Neue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Light Condensed" svg:font-family="'Bahnschrift Light Condensed'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r Šafarič</meta:initial-creator>
    <meta:creation-date>2025-09-16T21:40:29.73</meta:creation-date>
    <dc:date>2025-09-16T22:11:54.28</dc:date>
    <dc:creator>Damir Šafarič</dc:creator>
    <meta:editing-duration>PT29M50S</meta:editing-duration>
    <meta:editing-cycles>2</meta:editing-cycles>
    <meta:generator>OpenOffice/4.1.13$Win32 OpenOffice.org_project/4113m1$Build-9810</meta:generator>
    <meta:document-statistic meta:table-count="0" meta:image-count="0" meta:object-count="0" meta:page-count="5" meta:paragraph-count="233" meta:word-count="1034" meta:character-count="8402"/>
  </office:meta>
</office:document-meta>
</file>